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H5PFontAwesome4" fo:font-size="12pt" fo:letter-spacing="normal" fo:font-style="normal" style:text-underline-style="none" fo:font-weight="normal" style:text-blinking="false"/>
    </style:style>
    <style:style style:name="P3" style:family="paragraph" style:parent-style-name="Text_20_body">
      <style:paragraph-properties fo:margin-left="0cm" fo:margin-right="0cm" fo:margin-top="0cm" fo:margin-bottom="0cm" fo:line-height="70%" fo:orphans="2" fo:widows="2" fo:text-indent="0cm" style:auto-text-indent="false" fo:padding="0cm" fo:border="none"/>
      <style:text-properties fo:font-variant="normal" fo:text-transform="none" fo:color="#000000" style:font-name="sans-serif" fo:font-size="12pt" fo:letter-spacing="normal" fo:font-style="normal" fo:font-weight="bold" fo:background-color="#ffffff"/>
    </style:style>
    <style:style style:name="P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sans-serif" fo:font-size="12pt" fo:letter-spacing="normal" fo:font-style="normal" fo:font-weight="normal" fo:background-color="#b6e4ce"/>
    </style:style>
    <style:style style:name="P5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sans-serif" fo:font-size="12pt" fo:letter-spacing="normal" fo:font-style="normal" fo:font-weight="normal" fo:background-color="#dddddd"/>
    </style:style>
    <style:style style:name="P6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sans-serif" fo:font-size="12pt" fo:letter-spacing="normal" fo:font-style="normal" fo:font-weight="normal" fo:background-color="#dddddd"/>
    </style:style>
    <style:style style:name="T1" style:family="text">
      <style:text-properties fo:font-variant="normal" fo:text-transform="none" fo:color="#000000" style:font-name="sans-serif" fo:letter-spacing="normal" fo:font-style="normal" fo:font-weight="normal" style:font-name-asian="sans-serif" style:font-style-asian="normal" style:font-weight-asian="normal" style:font-name-complex="sans-serif" style:font-style-complex="normal" style:font-weight-complex="normal"/>
    </style:style>
    <style:style style:name="T2" style:family="text">
      <style:text-properties fo:color="#333333"/>
    </style:style>
    <style:style style:name="T3" style:family="text">
      <style:text-properties fo:color="#75757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.831cm" draw:z-index="0">
        <draw:text-box fo:min-height="0.37cm">
          <text:p text:style-name="Text_20_body">You got 1 out of 1 points</text:p>
        </draw:text-box>
      </draw:frame>
      <text:p text:style-name="P1">Why are brute force attacks ineffective when attackers want to launch an attack as quickly as possible?</text:p>
      <text:list xml:id="list354308243025539753" text:style-name="L1">
        <text:list-item>
          <text:p text:style-name="P4">They rely on guessing passwords from a long list, which can be time-consuming</text:p>
          <text:p text:style-name="P2">Correct answer.</text:p>
        </text:list-item>
        <text:list-item>
          <text:p text:style-name="P5">Brute force attacks depend on user interaction, so users may dismiss them and not use the trigger</text:p>
        </text:list-item>
        <text:list-item>
          <text:p text:style-name="P6">Attackers must develop their own automated tools, since none are readily available</text:p>
        </text:list-item>
      </text:list>
      <text:p text:style-name="P3"><text:span text:style-name="T2">1</text:span><text:span text:style-name="T3">/</text:span><text:span text:style-name="T2">1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3-11-21T10:23:42.48</dc:date>
    <meta:document-statistic meta:table-count="0" meta:image-count="0" meta:object-count="0" meta:page-count="1" meta:paragraph-count="7" meta:word-count="73" meta:character-count="406"/>
    <dc:creator>kaos sevdalisi</dc:creator>
    <meta:user-defined meta:name="Info 1"/>
    <meta:user-defined meta:name="Info 2"/>
    <meta:user-defined meta:name="Info 3"/>
    <meta:user-defined meta:name="Info 4"/>
  </office:meta>
</office:document-meta>
</file>